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Menlo, Consolas, 'Courier New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style:font-name-complex="Liberation Sans"/>
    </style:style>
    <style:style style:name="P2" style:family="paragraph" style:parent-style-name="Standard">
      <style:text-properties style:font-name="Liberation Sans" fo:font-style="italic" style:font-style-asian="italic" style:font-name-complex="Liberation Sans"/>
    </style:style>
    <style:style style:name="P3" style:family="paragraph" style:parent-style-name="Heading">
      <style:text-properties style:font-name-complex="Liberation Sans"/>
    </style:style>
    <style:style style:name="P4" style:family="paragraph" style:parent-style-name="Heading">
      <style:text-properties officeooo:paragraph-rsid="0010df0a" style:font-name-complex="Liberation Sans"/>
    </style:style>
    <style:style style:name="P5" style:family="paragraph" style:parent-style-name="Heading">
      <style:text-properties officeooo:paragraph-rsid="0015f6d8" style:font-name-complex="Liberation Sans"/>
    </style:style>
    <style:style style:name="P6" style:family="paragraph" style:parent-style-name="Heading">
      <style:text-properties officeooo:paragraph-rsid="00162cce" style:font-name-complex="Liberation Sans"/>
    </style:style>
    <style:style style:name="P7" style:family="paragraph" style:parent-style-name="Heading">
      <style:text-properties officeooo:paragraph-rsid="001722ac" style:font-name-complex="Liberation Sans"/>
    </style:style>
    <style:style style:name="P8" style:family="paragraph" style:parent-style-name="Heading">
      <style:text-properties officeooo:paragraph-rsid="001e3f13" style:font-name-complex="Liberation Sans"/>
    </style:style>
    <style:style style:name="P9" style:family="paragraph" style:parent-style-name="Heading">
      <style:text-properties officeooo:paragraph-rsid="00164778" style:font-name-complex="Liberation Sans"/>
    </style:style>
    <style:style style:name="P10" style:family="paragraph" style:parent-style-name="Heading">
      <style:text-properties officeooo:paragraph-rsid="001722ac"/>
    </style:style>
    <style:style style:name="P11" style:family="paragraph" style:parent-style-name="Text_20_body">
      <style:text-properties style:font-name="Liberation Sans" style:font-name-complex="Liberation Sans"/>
    </style:style>
    <style:style style:name="P12" style:family="paragraph" style:parent-style-name="Text_20_body">
      <style:text-properties style:font-name="Liberation Sans" officeooo:paragraph-rsid="0010df0a" style:font-name-complex="Liberation Sans"/>
    </style:style>
    <style:style style:name="P13" style:family="paragraph" style:parent-style-name="Text_20_body">
      <style:text-properties style:font-name="Liberation Sans" officeooo:paragraph-rsid="001722ac" style:font-name-complex="Liberation Sans"/>
    </style:style>
    <style:style style:name="P14" style:family="paragraph" style:parent-style-name="Text_20_body">
      <style:text-properties style:font-name="Liberation Sans" officeooo:rsid="00140ae4" officeooo:paragraph-rsid="001a8d51" style:font-name-complex="Liberation Sans"/>
    </style:style>
    <style:style style:name="P15" style:family="paragraph" style:parent-style-name="Text_20_body">
      <style:text-properties style:font-name="Liberation Sans" officeooo:rsid="001c869d" officeooo:paragraph-rsid="001c869d" style:font-name-complex="Liberation Sans"/>
    </style:style>
    <style:style style:name="P16" style:family="paragraph" style:parent-style-name="Text_20_body">
      <style:text-properties style:font-name="Liberation Sans" officeooo:rsid="001d6365" officeooo:paragraph-rsid="001e3f13" style:font-name-complex="Liberation Sans"/>
    </style:style>
    <style:style style:name="P17" style:family="paragraph" style:parent-style-name="Text_20_body">
      <style:text-properties style:font-name="Liberation Sans" officeooo:rsid="001e55f7" officeooo:paragraph-rsid="001e55f7" style:font-name-complex="Liberation Sans"/>
    </style:style>
    <style:style style:name="P18" style:family="paragraph" style:parent-style-name="Text_20_body">
      <style:text-properties style:font-name="Liberation Sans" officeooo:rsid="00215827" officeooo:paragraph-rsid="00215827" style:font-name-complex="Liberation Sans"/>
    </style:style>
    <style:style style:name="P19" style:family="paragraph" style:parent-style-name="Text_20_body">
      <style:text-properties style:font-name="Liberation Sans" officeooo:rsid="0022935b" officeooo:paragraph-rsid="0022935b" style:font-name-complex="Liberation Sans"/>
    </style:style>
    <style:style style:name="P20" style:family="paragraph" style:parent-style-name="Text_20_body">
      <style:text-properties style:font-name="Liberation Sans" officeooo:rsid="00258995" officeooo:paragraph-rsid="00258995" style:font-name-complex="Liberation Sans"/>
    </style:style>
    <style:style style:name="P21" style:family="paragraph" style:parent-style-name="Text_20_body">
      <style:text-properties style:font-name="Liberation Sans" officeooo:rsid="002731df" officeooo:paragraph-rsid="002731df" style:font-name-complex="Liberation Sans"/>
    </style:style>
    <style:style style:name="P22" style:family="paragraph" style:parent-style-name="Text_20_body">
      <style:text-properties style:font-name="Liberation Sans" officeooo:rsid="0027d34b" officeooo:paragraph-rsid="0027d34b" style:font-name-complex="Liberation Sans"/>
    </style:style>
    <style:style style:name="P23" style:family="paragraph" style:parent-style-name="Text_20_body">
      <style:text-properties style:font-name="Liberation Sans" officeooo:rsid="003102db" officeooo:paragraph-rsid="003102db" style:font-name-complex="Liberation Sans"/>
    </style:style>
    <style:style style:name="P24" style:family="paragraph" style:parent-style-name="Text_20_body">
      <style:text-properties style:font-name="Liberation Sans" officeooo:rsid="0035263a" officeooo:paragraph-rsid="0035263a" style:font-name-complex="Liberation Sans"/>
    </style:style>
    <style:style style:name="P25" style:family="paragraph" style:parent-style-name="Text_20_body">
      <style:text-properties style:font-name="Liberation Sans" officeooo:rsid="003682b0" officeooo:paragraph-rsid="003682b0" style:font-name-complex="Liberation Sans"/>
    </style:style>
    <style:style style:name="P26" style:family="paragraph" style:parent-style-name="Text_20_body">
      <style:text-properties style:font-name="Liberation Sans" officeooo:rsid="003be1e3" officeooo:paragraph-rsid="003be1e3" style:font-name-complex="Liberation Sans"/>
    </style:style>
    <style:style style:name="P27" style:family="paragraph" style:parent-style-name="Text_20_body">
      <style:text-properties style:font-name="Liberation Sans" officeooo:rsid="003be1e3" officeooo:paragraph-rsid="003cea62" style:font-name-complex="Liberation Sans"/>
    </style:style>
    <style:style style:name="P28" style:family="paragraph" style:parent-style-name="Text_20_body">
      <style:text-properties style:font-name="Liberation Sans" officeooo:paragraph-rsid="003cea62" style:font-name-complex="Liberation Sans"/>
    </style:style>
    <style:style style:name="P29" style:family="paragraph" style:parent-style-name="Text_20_body">
      <style:text-properties style:font-name="Liberation Sans" officeooo:rsid="003cea62" officeooo:paragraph-rsid="003cea62" style:font-name-complex="Liberation Sans"/>
    </style:style>
    <style:style style:name="P30" style:family="paragraph" style:parent-style-name="Text_20_body">
      <style:text-properties style:font-name="Liberation Sans" officeooo:rsid="001a8d51" officeooo:paragraph-rsid="001a8d51" style:font-name-complex="Liberation Sans"/>
    </style:style>
    <style:style style:name="P31" style:family="paragraph" style:parent-style-name="Text_20_body">
      <style:text-properties style:font-name="Liberation Sans" officeooo:rsid="003cea62" officeooo:paragraph-rsid="003cea62"/>
    </style:style>
    <style:style style:name="P32" style:family="paragraph" style:parent-style-name="Text_20_body">
      <style:text-properties style:font-name="Liberation Sans" officeooo:paragraph-rsid="003e5402"/>
    </style:style>
    <style:style style:name="P33" style:family="paragraph" style:parent-style-name="Text_20_body">
      <style:text-properties officeooo:rsid="001a8d51" officeooo:paragraph-rsid="001a8d51"/>
    </style:style>
    <style:style style:name="P34" style:family="paragraph" style:parent-style-name="Text_20_body">
      <style:text-properties officeooo:rsid="001c869d" officeooo:paragraph-rsid="001c869d"/>
    </style:style>
    <style:style style:name="P35" style:family="paragraph" style:parent-style-name="Text_20_body">
      <style:text-properties officeooo:rsid="00215827" officeooo:paragraph-rsid="00215827" style:font-name-complex="Liberation Sans"/>
    </style:style>
    <style:style style:name="P36" style:family="paragraph" style:parent-style-name="Text_20_body">
      <style:text-properties officeooo:paragraph-rsid="0010df0a" style:font-name-complex="Liberation Sans"/>
    </style:style>
    <style:style style:name="P37" style:family="paragraph" style:parent-style-name="Text_20_body">
      <style:text-properties officeooo:rsid="002404f1" officeooo:paragraph-rsid="002404f1" style:font-name-complex="Liberation Sans"/>
    </style:style>
    <style:style style:name="P38" style:family="paragraph" style:parent-style-name="Text_20_body">
      <style:text-properties officeooo:paragraph-rsid="001722ac" style:font-name-complex="Liberation Sans"/>
    </style:style>
    <style:style style:name="P39" style:family="paragraph" style:parent-style-name="Text_20_body">
      <style:text-properties officeooo:rsid="003102db" officeooo:paragraph-rsid="003102db" style:font-name-complex="Liberation Sans"/>
    </style:style>
    <style:style style:name="P40" style:family="paragraph" style:parent-style-name="Text_20_body">
      <style:text-properties officeooo:rsid="00321974" officeooo:paragraph-rsid="00321974" style:font-name-complex="Liberation Sans"/>
    </style:style>
    <style:style style:name="P41" style:family="paragraph" style:parent-style-name="Text_20_body">
      <style:text-properties officeooo:rsid="00321974" officeooo:paragraph-rsid="003be1e3" style:font-name-complex="Liberation Sans"/>
    </style:style>
    <style:style style:name="P42" style:family="paragraph" style:parent-style-name="Text_20_body">
      <style:text-properties officeooo:rsid="003682b0" officeooo:paragraph-rsid="0039540f" style:font-name-complex="Liberation Sans"/>
    </style:style>
    <style:style style:name="P43" style:family="paragraph" style:parent-style-name="Text_20_body">
      <style:text-properties officeooo:rsid="0039a80a" officeooo:paragraph-rsid="0039a80a" style:font-name-complex="Liberation Sans"/>
    </style:style>
    <style:style style:name="P44" style:family="paragraph" style:parent-style-name="Text_20_body">
      <style:text-properties officeooo:rsid="003cea62" officeooo:paragraph-rsid="003cea62" style:font-name-complex="Liberation Sans"/>
    </style:style>
    <style:style style:name="P45" style:family="paragraph" style:parent-style-name="Text_20_body">
      <style:text-properties officeooo:rsid="003be1e3" officeooo:paragraph-rsid="003be1e3" style:font-name-complex="Liberation Sans"/>
    </style:style>
    <style:style style:name="P46" style:family="paragraph" style:parent-style-name="Text_20_body">
      <style:text-properties fo:font-variant="normal" fo:text-transform="none" fo:color="#000000" style:font-name="Monaco" fo:font-size="9pt" fo:letter-spacing="normal" fo:font-style="normal" fo:font-weight="normal" officeooo:rsid="0028c61a" officeooo:paragraph-rsid="0028c61a" style:font-name-complex="Liberation Sans"/>
    </style:style>
    <style:style style:name="P47" style:family="paragraph" style:parent-style-name="Text_20_body">
      <style:text-properties fo:font-variant="normal" fo:text-transform="none" fo:color="#000000" style:font-name="Monaco" fo:font-size="9pt" fo:letter-spacing="normal" fo:font-style="normal" fo:font-weight="normal" officeooo:paragraph-rsid="002a8a15" style:font-name-complex="Liberation Sans"/>
    </style:style>
    <style:style style:name="P48" style:family="paragraph" style:parent-style-name="Text_20_body">
      <style:text-properties fo:font-variant="normal" fo:text-transform="none" fo:color="#000000" style:font-name="Monaco" fo:font-size="9pt" fo:letter-spacing="normal" fo:font-style="normal" fo:font-weight="normal" officeooo:paragraph-rsid="001722ac" style:font-name-complex="Liberation Sans"/>
    </style:style>
    <style:style style:name="P49" style:family="paragraph" style:parent-style-name="Text_20_body">
      <style:text-properties fo:font-variant="normal" fo:text-transform="none" fo:color="#000000" style:font-name="Monaco" fo:font-size="9pt" fo:letter-spacing="normal" fo:font-style="normal" fo:font-weight="normal" officeooo:rsid="00383f91" officeooo:paragraph-rsid="00383f91" style:font-name-complex="Liberation Sans"/>
    </style:style>
    <style:style style:name="P50" style:family="paragraph" style:parent-style-name="Text_20_body">
      <style:text-properties fo:font-variant="normal" fo:text-transform="none" fo:color="#000000" style:font-name="Monaco" fo:font-size="9pt" fo:letter-spacing="normal" fo:font-style="normal" fo:font-weight="normal" officeooo:rsid="00383f91" officeooo:paragraph-rsid="0039a80a" style:font-name-complex="Liberation Sans"/>
    </style:style>
    <style:style style:name="P51" style:family="paragraph" style:parent-style-name="Text_20_body">
      <style:text-properties fo:font-variant="normal" fo:text-transform="none" fo:color="#000000" style:font-name="Monaco" fo:font-size="9pt" fo:letter-spacing="normal" fo:font-style="normal" fo:font-weight="normal" officeooo:rsid="0039540f" officeooo:paragraph-rsid="0039540f" style:font-name-complex="Liberation Sans"/>
    </style:style>
    <style:style style:name="P52" style:family="paragraph" style:parent-style-name="Text_20_body">
      <style:text-properties fo:font-variant="normal" fo:text-transform="none" fo:color="#000000" style:font-name="Monaco" fo:font-size="9pt" fo:letter-spacing="normal" fo:font-style="normal" fo:font-weight="normal" officeooo:rsid="0039540f" officeooo:paragraph-rsid="003a0276" style:font-name-complex="Liberation Sans"/>
    </style:style>
    <style:style style:name="P53" style:family="paragraph" style:parent-style-name="Standard" style:master-page-name="MP0">
      <style:paragraph-properties style:page-number="auto" fo:break-before="page"/>
      <style:text-properties style:font-name="Liberation Sans" style:font-name-complex="Liberation Sans"/>
    </style:style>
    <style:style style:name="P54" style:family="paragraph" style:parent-style-name="Heading_20_1">
      <style:text-properties style:font-name-complex="Liberation Sans"/>
    </style:style>
    <style:style style:name="P55" style:family="paragraph" style:parent-style-name="Heading_20_1">
      <style:text-properties officeooo:paragraph-rsid="0010df0a" style:font-name-complex="Liberation Sans"/>
    </style:style>
    <style:style style:name="P56" style:family="paragraph" style:parent-style-name="Heading_20_1">
      <style:text-properties officeooo:paragraph-rsid="001722ac" style:font-name-complex="Liberation Sans"/>
    </style:style>
    <style:style style:name="T1" style:family="text">
      <style:text-properties officeooo:rsid="0010df0a"/>
    </style:style>
    <style:style style:name="T2" style:family="text">
      <style:text-properties officeooo:rsid="00127fbf"/>
    </style:style>
    <style:style style:name="T3" style:family="text">
      <style:text-properties officeooo:rsid="0015f6d8"/>
    </style:style>
    <style:style style:name="T4" style:family="text">
      <style:text-properties officeooo:rsid="00162cce"/>
    </style:style>
    <style:style style:name="T5" style:family="text">
      <style:text-properties officeooo:rsid="001722ac"/>
    </style:style>
    <style:style style:name="T6" style:family="text">
      <style:text-properties officeooo:rsid="001932ba"/>
    </style:style>
    <style:style style:name="T7" style:family="text">
      <style:text-properties officeooo:rsid="001a8d51"/>
    </style:style>
    <style:style style:name="T8" style:family="text">
      <style:text-properties style:font-name="Liberation Sans" style:font-name-complex="Liberation Sans"/>
    </style:style>
    <style:style style:name="T9" style:family="text">
      <style:text-properties style:font-name="Liberation Sans" officeooo:rsid="00140ae4" style:font-name-complex="Liberation Sans"/>
    </style:style>
    <style:style style:name="T10" style:family="text">
      <style:text-properties style:font-name="Liberation Sans" officeooo:rsid="001c869d" style:font-name-complex="Liberation Sans"/>
    </style:style>
    <style:style style:name="T11" style:family="text">
      <style:text-properties style:font-name="Liberation Sans" officeooo:rsid="001e3f13"/>
    </style:style>
    <style:style style:name="T12" style:family="text">
      <style:text-properties officeooo:rsid="001b3288"/>
    </style:style>
    <style:style style:name="T13" style:family="text">
      <style:text-properties officeooo:rsid="001c869d"/>
    </style:style>
    <style:style style:name="T14" style:family="text">
      <style:text-properties officeooo:rsid="001d6365"/>
    </style:style>
    <style:style style:name="T15" style:family="text">
      <style:text-properties officeooo:rsid="001e3f13"/>
    </style:style>
    <style:style style:name="T16" style:family="text">
      <style:text-properties officeooo:rsid="001fab69"/>
    </style:style>
    <style:style style:name="T17" style:family="text">
      <style:text-properties officeooo:rsid="0020aae1"/>
    </style:style>
    <style:style style:name="T18" style:family="text">
      <style:text-properties officeooo:rsid="002404f1"/>
    </style:style>
    <style:style style:name="T19" style:family="text">
      <style:text-properties officeooo:rsid="00242b52"/>
    </style:style>
    <style:style style:name="T20" style:family="text">
      <style:text-properties officeooo:rsid="002731df"/>
    </style:style>
    <style:style style:name="T21" style:family="text">
      <style:text-properties officeooo:rsid="002a8a15"/>
    </style:style>
    <style:style style:name="T22" style:family="text">
      <style:text-properties fo:font-variant="normal" fo:text-transform="none" fo:color="#000000" style:font-name="Monaco" fo:font-size="9pt" fo:letter-spacing="normal" fo:font-style="normal" fo:font-weight="normal"/>
    </style:style>
    <style:style style:name="T23" style:family="text">
      <style:text-properties fo:font-variant="normal" fo:text-transform="none" fo:color="#000000" style:font-name="Monaco" fo:font-size="9pt" fo:letter-spacing="normal" fo:font-style="normal" fo:font-weight="normal" officeooo:rsid="002f0af4"/>
    </style:style>
    <style:style style:name="T24" style:family="text">
      <style:text-properties fo:font-variant="normal" fo:text-transform="none" fo:color="#000000" style:font-name="Monaco" fo:font-size="9pt" fo:letter-spacing="normal" fo:font-style="normal" fo:font-weight="normal" officeooo:rsid="00383f91"/>
    </style:style>
    <style:style style:name="T25" style:family="text">
      <style:text-properties fo:font-variant="normal" fo:text-transform="none" fo:color="#000000" style:font-name="Monaco" fo:font-size="9pt" fo:letter-spacing="normal" fo:font-style="normal" fo:font-weight="normal" officeooo:rsid="002f0af4" style:font-name-complex="Liberation Sans"/>
    </style:style>
    <style:style style:name="T26" style:family="text">
      <style:text-properties fo:font-variant="normal" fo:text-transform="none" fo:color="#000000" style:font-name="Monaco" fo:font-size="9pt" fo:letter-spacing="normal" fo:font-style="normal" fo:font-weight="normal" officeooo:rsid="0039540f"/>
    </style:style>
    <style:style style:name="T27" style:family="text">
      <style:text-properties fo:font-variant="normal" fo:text-transform="none" fo:color="#000000" style:font-name="Monaco" fo:font-size="9pt" fo:letter-spacing="normal" fo:font-style="normal" fo:font-weight="normal" officeooo:rsid="003a698e"/>
    </style:style>
    <style:style style:name="T28" style:family="text">
      <style:text-properties fo:font-variant="normal" fo:text-transform="none" fo:color="#000000" style:font-name="Monaco" fo:font-size="9pt" fo:letter-spacing="normal" fo:font-style="normal" fo:font-weight="normal" officeooo:rsid="003e5402"/>
    </style:style>
    <style:style style:name="T29" style:family="text">
      <style:text-properties style:font-name-complex="Liberation Sans"/>
    </style:style>
    <style:style style:name="T30" style:family="text">
      <style:text-properties officeooo:rsid="001722ac" style:font-name-complex="Liberation Sans"/>
    </style:style>
    <style:style style:name="T31" style:family="text">
      <style:text-properties officeooo:rsid="002d0e00" style:font-name-complex="Liberation Sans"/>
    </style:style>
    <style:style style:name="T32" style:family="text">
      <style:text-properties officeooo:rsid="002f0af4"/>
    </style:style>
    <style:style style:name="T33" style:family="text">
      <style:text-properties officeooo:rsid="00321974"/>
    </style:style>
    <style:style style:name="T34" style:family="text">
      <style:text-properties officeooo:rsid="003403d6"/>
    </style:style>
    <style:style style:name="T35" style:family="text">
      <style:text-properties officeooo:rsid="003682b0"/>
    </style:style>
    <style:style style:name="T36" style:family="text">
      <style:text-properties officeooo:rsid="00383f91"/>
    </style:style>
    <style:style style:name="T37" style:family="text">
      <style:text-properties officeooo:rsid="0039540f"/>
    </style:style>
    <style:style style:name="T38" style:family="text">
      <style:text-properties officeooo:rsid="0039a80a"/>
    </style:style>
    <style:style style:name="T39" style:family="text">
      <style:text-properties officeooo:rsid="003a0276"/>
    </style:style>
    <style:style style:name="T40" style:family="text">
      <style:text-properties officeooo:rsid="003cea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Analysis of Algorithms</text:p>
      <text:p text:style-name="P1">[<text:span text:style-name="T12">Saman Rastgar</text:span>]</text:p>
      <text:p text:style-name="P1">CS 221</text:p>
      <text:p text:style-name="P1"/>
      <text:p text:style-name="P2">Defend all answers based on specific references to the code. You are also encouraged to add statement-counting code to given methods to collect data to test and defend your answers.</text:p>
      <text:h text:style-name="P54" text:outline-level="1">Algorithm: find()</text:h>
      <text:p text:style-name="Heading"><text:span text:style-name="T3">Constant Factor. </text:span>How many statements would be executed in a call to find() when the array size is zero (n == 0)?</text:p>
      <text:p text:style-name="Text_20_body"/>
      <text:p text:style-name="P14">If the array size <text:span text:style-name="T7">is</text:span> 0, the for loop would initialize int i and check if it is less than the array length, which would be false and that would be the end of the <text:span text:style-name="T13">loop</text:span>. So, no matter what, at least 2 statements get executed.</text:p>
      <text:p text:style-name="P33">T(0)=2</text:p>
      <text:p text:style-name="P33">If there is 1 element in the array<text:span text:style-name="T9">,the for loop condition would be true one time. </text:span><text:span text:style-name="T8">Then i&lt;array.length so the loop condition would be executed and we also have an increment so it will increase our counter </text:span><text:span text:style-name="T10">2</text:span><text:span text:style-name="T8"> values. </text:span><text:span text:style-name="T10">We have a for loop and inside of for loop there is an if loop which would increment statements by one. So it will be total of three statement executed in for loop.</text:span></text:p>
      <text:p text:style-name="P34"><text:span text:style-name="T10">T</text:span><text:span text:style-name="T8">1=T(0)+3</text:span></text:p>
      <text:p text:style-name="P30"/>
      <text:p text:style-name="Heading"><text:span text:style-name="T3">Best Case Growth Function. Under what conditions would the minimum number of statements be executed for all n &gt; 0? </text:span>What is <text:span text:style-name="T6">the growth function under these conditions</text:span>?</text:p>
      <text:p text:style-name="P15"/>
      <text:p text:style-name="P15">Minimum number of statement <text:span text:style-name="T14">count is 3.Because we have 2 instantiation and one if condition check if we find the value.</text:span></text:p>
      <text:p text:style-name="P18">O(1)=3</text:p>
      <text:p text:style-name="P5"><text:span text:style-name="T3">Worst Case Growth Function. Under what conditions would the maximum number of statements be executed for all n &gt; 0? </text:span>What is the <text:span text:style-name="T3">growth function under these conditions</text:span>?</text:p>
      <text:p text:style-name="P16"><text:span text:style-name="T15">In t</text:span>he worst case <text:span text:style-name="T15">scenario we have the growth function of</text:span> <text:s/><text:span text:style-name="T15">3n+4 and the big o notation would be </text:span></text:p>
      <text:p text:style-name="P18">T(n)=3n+4</text:p>
      <text:p text:style-name="P3"><text:span text:style-name="T3">Expected Average Case Growth Function. </text:span>Assuming <text:span text:style-name="T2">a random array of unique elements and </text:span>all calls to find() are made with target elements that are in the array, what is the expected average number of statements (the expected growth function) for a call to find()?</text:p>
      <text:p text:style-name="P11"><text:s/></text:p>
      <text:p text:style-name="P18"><text:soft-page-break/>we assume we can find the element in half way and execute it so it will take T=(3/2)n+2 number of statement for the average.</text:p>
      <text:p text:style-name="P8">What is the <text:span text:style-name="T4">runtime order (big-O)</text:span> of find()? <text:s/><text:span text:style-name="T11">T(n)=O(n) </text:span></text:p>
      <text:p text:style-name="P11"/>
      <text:h text:style-name="P55" text:outline-level="1">Algorithm: <text:span text:style-name="T1">replaceAll</text:span>()</text:h>
      <text:p text:style-name="P4"><text:span text:style-name="T3">Constant Factor. </text:span>How many statements would be executed in a call to <text:span text:style-name="T1">replaceAll</text:span>() when the array size is zero (n == 0)?</text:p>
      <text:p text:style-name="P17">for n=0 we have find function that counts as 2 and we have while condition check and since the condition will be equal to false then we have the statement running one time so we have</text:p>
      <text:p text:style-name="P17">T(0)=3</text:p>
      <text:p text:style-name="P5"><text:span text:style-name="T3">Best Case Growth Function. Under what conditions would the minimum number of statements be executed for all n &gt; 0? </text:span>What is the <text:span text:style-name="T3">growth function under these conditions</text:span>? </text:p>
      <text:p text:style-name="P17">In the best case we <text:span text:style-name="T16">count </text:span>find function <text:span text:style-name="T16">in </text:span>the most efficient <text:span text:style-name="T16">case</text:span> which is <text:span text:style-name="T17">3</text:span> and we have <text:span text:style-name="T16">one condition check with a find function inside of it <text:s/>with one assignment that makes the total of 3+3+1+1 which is 8</text:span></text:p>
      <text:p text:style-name="P6"><text:span text:style-name="T3">Worst Case Growth Function. Under what conditions would the maximum number of statements be executed for all n &gt; 0? </text:span>What is the <text:span text:style-name="T4">growth function under these conditions</text:span>? </text:p>
      <text:p text:style-name="P35"/>
      <text:p text:style-name="P18">In Worst Case we have <text:span text:style-name="T19">3 Instantiation and </text:span><text:s/>find=n and we have a while loop condition, so far the growth is N+<text:span text:style-name="T19">4</text:span></text:p>
      <text:p text:style-name="P18">And then we have a while loop inside of method and in that while loop we have one assignment and one find function which equals to N so in while we have N*(1+N)</text:p>
      <text:p text:style-name="P18">Then we sum these two up to result T(n)=(n+1)+(n*(1+n))=n^2+n+n+<text:span text:style-name="T19">4</text:span></text:p>
      <text:p text:style-name="P19">Upper Bound=T(n)=n^2+2n+<text:span text:style-name="T19">4</text:span></text:p>
      <text:p text:style-name="P4"><text:span text:style-name="T3">Expected Average Case Growth Function. </text:span>Assuming <text:span text:style-name="T2">a random array of unique elements and </text:span>all calls are made with <text:span text:style-name="T4">a </text:span>target element that <text:span text:style-name="T4">is</text:span> in the array, what is the expected average number of statements (the expected growth function) for a call to <text:span text:style-name="T1">replaceAll</text:span>()?</text:p>
      <text:p text:style-name="P36"/>
      <text:p text:style-name="P37">T(n)=(1/2)n^2+n+<text:span text:style-name="T19">2</text:span></text:p>
      <text:p text:style-name="P12"/>
      <text:p text:style-name="P4">What is the <text:span text:style-name="T4">runtime order (big-O)</text:span> of <text:span text:style-name="T1">replaceAll</text:span>()? <text:s/><text:span text:style-name="T18">O(n^2)</text:span></text:p>
      <text:p text:style-name="P12"/>
      <text:h text:style-name="P55" text:outline-level="1"><text:soft-page-break/>Algorithm: order1()</text:h>
      <text:p text:style-name="P3"><text:span text:style-name="T4">Constant Factor. </text:span>How many statements would be executed in a call to order1() when the array size is zero (n == 0) <text:span text:style-name="T2">or one (n == 1)</text:span>?</text:p>
      <text:p text:style-name="P20">T(0)=7</text:p>
      <text:p text:style-name="P20">we have an empty array so the size is 0 so method <text:s/>doesn't go in the loop for first time so we have one Instantition and 3 assignment in first loop with 1 condition check plus an intialization of <text:s/>variable next which makes our constant to 6. <text:s text:c="6"/>6+1=7</text:p>
      <text:p text:style-name="P20">T(1)=<text:span text:style-name="T20">7</text:span></text:p>
      <text:p text:style-name="P21">We still don't get to the loop to analyze its statements.</text:p>
      <text:p text:style-name="P23">So the best case can be the first case since the value of stayed the same.</text:p>
      <text:p text:style-name="P6"><text:span text:style-name="T3">Best Case Growth Function. Under what conditions would the minimum number of statements be executed for all n &gt; 1? </text:span>What is the <text:span text:style-name="T3">growth function under these conditions</text:span>? </text:p>
      <text:p text:style-name="P23">We have a loop that will go over the next variable for 1 to n, in case while loop is not executed it gives us 7*(n-1<text:span text:style-name="T33">) <text:s/>because changes will start from n=1</text:span></text:p>
      <text:p text:style-name="P23">T(n)=7(n-1)</text:p>
      <text:p text:style-name="P46"><text:span text:style-name="T21">T(n)=</text:span>Ω(n)</text:p>
      <text:p text:style-name="P22"/>
      <text:p text:style-name="P9"><text:span text:style-name="T3">Worst Case Growth Function. Under what conditions would the maximum number of statements be executed for all n &gt; 1? </text:span>What is the <text:span text:style-name="T4">growth function under these conditions</text:span>?</text:p>
      <text:p text:style-name="P39">For while loop we have 2 statement with n-1 times for <text:s/>loop iteration because it will start from 1 to index-1 and if we assume index=7 then index-1=6 so this range will be accurate.</text:p>
      <text:p text:style-name="P39">So far we have 2<text:span text:style-name="T35">n in for loop of (n-1) which gives us 2n(n-1)</text:span></text:p>
      <text:p text:style-name="P40">we should sum up this with the first time that doesn't go through while loop and we would have</text:p>
      <text:p text:style-name="P40">T(n)=7(n-1)+<text:span text:style-name="T36">4</text:span>n(n-1)</text:p>
      <text:p text:style-name="P39"/>
      <text:p text:style-name="P47"><text:span text:style-name="T21">T(n)=O</text:span>(n^2)</text:p>
      <text:p text:style-name="P7"><text:span text:style-name="T3">Expected Average Case Growth Function. </text:span>Assuming <text:span text:style-name="T2">a random array of unique elements and </text:span>all calls are made with <text:span text:style-name="T4">a </text:span>target element that <text:span text:style-name="T4">is</text:span> in the array, what is the expected average number of statements (the expected growth function) for a call to order1()?</text:p>
      <text:p text:style-name="P40"/>
      <text:p text:style-name="P41">The average <text:span text:style-name="T34">would be closer to worse case scenario the formula for the runtime would be:</text:span></text:p>
      <text:p text:style-name="P45">T(n)=n(n-1)/2 </text:p>
      <text:p text:style-name="P47"><text:soft-page-break/><text:span text:style-name="T21">T(n)=</text:span>Θ(n^2)</text:p>
      <text:p text:style-name="P3">What is the <text:span text:style-name="T5">runtime order (big-O)</text:span> of order1()?<text:span text:style-name="T21">O(n^2)</text:span></text:p>
      <text:h text:style-name="P54" text:outline-level="1">Algorithm: order2()</text:h>
      <text:p text:style-name="P7"><text:span text:style-name="T4">Constant Factor. </text:span>How many statements would be executed in a call to order<text:span text:style-name="T5">2</text:span>() when the array size is zero (n == 0) <text:span text:style-name="T2">or one (n == 1)</text:span>?</text:p>
      <text:p text:style-name="P24">T(0)=4</text:p>
      <text:p text:style-name="P24">For the first time we have one initialize,1 condition check and 1 increment and <text:s/>1 comparison which makes it to 4</text:p>
      <text:p text:style-name="P24">T(1)=4</text:p>
      <text:p text:style-name="P25">We need n=2 to make the condition check true so for n=1 the statement counting would be the same.</text:p>
      <text:p text:style-name="P7"><text:span text:style-name="T3">Best Case Growth Function. Under what conditions would the minimum number of statements be executed for all n &gt; 1? </text:span>What is the <text:span text:style-name="T3">growth function under these conditions</text:span>? </text:p>
      <text:p text:style-name="P42">For n=2 it goes through the loop since index&lt;1 and we will get to the second loop so we should count inner loop as the statement with its condition check and assignment which gives us 4<text:span text:style-name="T36">(n-1)(2(n-1)) if statement check will not be counted because we assume it is the best case and we don't need to check if statement. </text:span><text:span text:style-name="T26">We have swap function with 3 statement also which result in:</text:span></text:p>
      <text:p text:style-name="P43">T=<text:span text:style-name="T24">4(n-1</text:span><text:span text:style-name="T22">+5</text:span><text:span text:style-name="T24">)(2(n-1)) </text:span><text:span text:style-name="T22">=4(n-4)+(n-1)</text:span><text:span text:style-name="T27">(n-1)</text:span></text:p>
      <text:p text:style-name="Text_20_body"><text:span text:style-name="T24">so </text:span><text:span text:style-name="T23">T(n)=</text:span><text:span text:style-name="T22">Ω(n^2)</text:span><text:line-break/></text:p>
      <text:p text:style-name="P7"><text:span text:style-name="T3">Worst Case Growth Function. Under what conditions would the maximum number of statements be executed for all n &gt; 1? </text:span>What is the <text:span text:style-name="T4">growth function under these conditions</text:span>?</text:p>
      <text:p text:style-name="P48"/>
      <text:p text:style-name="P51">But for the worst case We need to check if statement for each n and we assume all of the comparisons ends up in if condition(all of them needs to be set).</text:p>
      <text:p text:style-name="P50">T(n)=<text:span text:style-name="T38">4(n-4)+2(n-1)(n-1)</text:span></text:p>
      <text:p text:style-name="P51">so <text:span text:style-name="T39">T(n)=O(n^2)</text:span></text:p>
      <text:p text:style-name="P49">In this algorithm we have <text:span text:style-name="T37">2</text:span> nested loop and they are dependent on each other to compare <text:span text:style-name="T37">datas</text:span> so this will make the <text:span text:style-name="T37">for loops</text:span> <text:span text:style-name="T37">dependent on each other.</text:span></text:p>
      <text:p text:style-name="P49"/>
      <text:p text:style-name="P7"><text:span text:style-name="T3">Expected Average Case Growth Function. </text:span>Assuming <text:span text:style-name="T2">a random array of unique elements and </text:span>all calls are made with <text:span text:style-name="T4">a </text:span>target element that <text:span text:style-name="T4">is</text:span> in the array, what is the expected average number of statements (the expected growth function) for a call to order<text:span text:style-name="T5">2</text:span>()?</text:p>
      <text:p text:style-name="P52"><text:span text:style-name="T32">T(n)=</text:span>Θ(n^2)</text:p>
      <text:p text:style-name="P10"><text:soft-page-break/><text:span text:style-name="T29">What is the </text:span><text:span text:style-name="T30">runtime order (big-O)</text:span><text:span text:style-name="T29"> of order</text:span><text:span text:style-name="T30">2</text:span><text:span text:style-name="T29">()? </text:span><text:span text:style-name="T31">O(n)=</text:span><text:span text:style-name="T22">O(n^2)</text:span></text:p>
      <text:h text:style-name="P56" text:outline-level="1">Algorithm: order3()</text:h>
      <text:p text:style-name="P7"><text:span text:style-name="T4">Constant Factor. </text:span>How many statements would be executed in a call to order<text:span text:style-name="T5">3</text:span>() when the array size is zero (n == 0) <text:span text:style-name="T2">or one (n == 1)</text:span>?</text:p>
      <text:p text:style-name="P26">T(<text:span text:style-name="T40">0</text:span>)=4</text:p>
      <text:p text:style-name="P29">we have the same out for different n's</text:p>
      <text:p text:style-name="P27">T(1)=4</text:p>
      <text:p text:style-name="P7"><text:span text:style-name="T3">Best Case Growth Function. Under what conditions would the minimum number of statements be executed for all n &gt; 1? </text:span>What is the <text:span text:style-name="T3">growth function under these conditions</text:span>? </text:p>
      <text:p text:style-name="P44">We have 2 assignments 1 increment 1 initialization</text:p>
      <text:p text:style-name="P44">T(n)=4+n</text:p>
      <text:p text:style-name="P48"><text:span text:style-name="T32">T(n)=</text:span>Ω(n)</text:p>
      <text:p text:style-name="P7"><text:span text:style-name="T3">Worst Case Growth Function. Under what conditions would the maximum number of statements be executed for all n &gt; 1? </text:span>What is the <text:span text:style-name="T4">growth function under these conditions</text:span>?</text:p>
      <text:p text:style-name="P38"/>
      <text:p text:style-name="P31"><text:span text:style-name="T22">For the worst case we have the algorithm when it executes second loop and that loop has if with swap function in it. That will make the function <text:s/>n(</text:span><text:span text:style-name="T28">5</text:span><text:span text:style-name="T22">+2n)+4 </text:span></text:p>
      <text:p text:style-name="P31"><text:span text:style-name="T22">T(n)=n(</text:span><text:span text:style-name="T28">5</text:span><text:span text:style-name="T22">+2n)+4</text:span></text:p>
      <text:p text:style-name="P28"><text:span text:style-name="T32">T(n)=O</text:span><text:span text:style-name="T22">(n^2</text:span><text:span text:style-name="T23">)</text:span></text:p>
      <text:p text:style-name="P7"><text:span text:style-name="T3">Expected Average Case Growth Function. </text:span>Assuming <text:span text:style-name="T2">a random array of unique elements and </text:span>all calls are made with <text:span text:style-name="T4">a </text:span>target element that <text:span text:style-name="T4">is</text:span> in the array, what is the expected average number of statements (the expected growth function) for a call to order<text:span text:style-name="T5">3</text:span>()?</text:p>
      <text:p text:style-name="P38"/>
      <text:p text:style-name="P32"><text:span text:style-name="T23">T</text:span><text:span text:style-name="T28">he average can <text:s/>be n/2(5+2n)+4 which resembles to:</text:span><text:span text:style-name="T25">T(n)=</text:span><text:span text:style-name="T23">Θ(n^2)</text:span></text:p>
      <text:p text:style-name="P7">What is the <text:span text:style-name="T40">run time order (big-O)</text:span> of order<text:span text:style-name="T5">3</text:span>()? <text:span text:style-name="T32">O(n^2)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, Menlo, Consolas, 'Courier New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 style:writing-mode="lr-tb"/>
      <style:text-properties style:font-name="Liberation Sans" fo:font-family="'Liberation Sans'" style:font-family-generic="swiss" style:font-pitch="variable" fo:font-size="12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 style:writing-mode="lr-tb"/>
      <style:text-properties style:font-name="Liberation Sans1" fo:font-family="'Liberation Sans'" style:font-style-name="Regular" style:font-family-generic="swiss" style:font-pitch="variable" fo:font-size="11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meta:creation-date>2015-05-16T15:10:00Z</meta:creation-date>
    <dc:date>2018-02-15T18:54:31.342718087</dc:date>
    <meta:editing-cycles>31</meta:editing-cycles>
    <meta:editing-duration>PT22H1M12S</meta:editing-duration>
    <meta:document-statistic meta:table-count="0" meta:image-count="0" meta:object-count="0" meta:page-count="5" meta:paragraph-count="90" meta:word-count="1482" meta:character-count="8319" meta:non-whitespace-character-count="6897"/>
    <meta:template xlink:type="simple" xlink:actuate="onRequest" xlink:title="" xlink:href="../Analysis%20(1).odt/Normal.dotm"/>
  </office:meta>
</office:document-meta>
</file>